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ira um sumário aqui após colocar cada capítulo em uma página diferen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PÍTULO 1</text:p>
      <text:p text:style-name="Standard"><text:tab/>Um texto qualquer.</text:p>
      <text:p text:style-name="Standard"/>
      <text:p text:style-name="Standard">Insira uma imagem </text:p>
      <text:p text:style-name="Standard"/>
      <text:p text:style-name="Standard">CAPÍTULO 2</text:p>
      <text:p text:style-name="Standard"><text:tab/>Um texto qualquer.</text:p>
      <text:p text:style-name="Standard"/>
      <text:p text:style-name="Standard">CAPÍTULO 3</text:p>
      <text:p text:style-name="Standard"><text:tab/>Um texto qualquer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30" meta:character-count="178" meta:non-whitespace-character-count="152"/>
    <meta:generator>LibreOfficeDev/6.0.5.2$Linux_X86_64 LibreOffice_project/</meta:generator>
  </office:meta>
</office:document-meta>
</file>